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vertical-align="middle"/>
    </style:style>
    <style:style style:name="gr2" style:family="graphic" style:parent-style-name="standard">
      <style:graphic-properties draw:fill="solid" draw:fill-color="#cccccc" draw:textarea-vertical-align="middle" draw:shadow="visible" draw:shadow-offset-x="0.1cm" draw:shadow-offset-y="0.1cm" draw:shadow-color="#333333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7cm" fo:min-width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8cm" fo:min-width="0.2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9cm" fo:min-width="0.1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8cm" fo:min-width="0.4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9cm" fo:min-width="0.3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7cm" fo:min-width="0.4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8cm" fo:min-width="0.39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cm" fo:min-width="0.279cm"/>
    </style:style>
    <style:style style:name="gr12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7cm" fo:min-width="0.0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7cm" fo:min-width="0.5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7cm" fo:min-width="0.7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7cm" fo:min-width="0.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cm" fo:min-width="0.3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7cm" fo:min-width="0.6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7cm" fo:min-width="0.6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9cm" fo:min-width="0.3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8cm" fo:min-width="0.23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text-shadow="1pt 1pt" style:font-size-asian="18pt" style:font-size-complex="18pt"/>
    </style:style>
    <style:style style:name="P3" style:family="paragraph">
      <style:text-properties fo:text-shadow="1pt 1pt"/>
    </style:style>
    <style:style style:name="P4" style:family="paragraph">
      <style:text-properties fo:font-size="12pt" fo:text-shadow="1pt 1pt" style:font-size-asian="12pt" style:font-size-complex="12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2pt" fo:text-shadow="1pt 1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8pt" fo:text-shadow="1pt 1pt" style:font-size-asian="18pt" style:font-size-complex="18pt"/>
    </style:style>
    <style:style style:name="T2" style:family="text">
      <style:text-properties fo:text-shadow="1pt 1pt"/>
    </style:style>
    <style:style style:name="T3" style:family="text">
      <style:text-properties fo:font-size="12pt" fo:text-shadow="1pt 1pt" style:font-size-asian="12pt" style:font-size-complex="12pt"/>
    </style:style>
    <style:style style:name="T4" style:family="text">
      <style:text-properties fo:color="#ff0000" fo:font-size="12pt" fo:text-shadow="1pt 1pt" style:font-size-asian="12pt" style:font-size-complex="12pt"/>
    </style:style>
    <style:style style:name="T5" style:family="text">
      <style:text-properties fo:color="#000000" fo:font-size="10pt" fo:text-shadow="1pt 1pt" style:font-size-asian="10pt" style:font-size-complex="10pt"/>
    </style:style>
    <style:style style:name="T6" style:family="text">
      <style:text-properties fo:color="#ffff00" fo:font-size="12pt" fo:text-shadow="1pt 1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ff00" fo:font-size="12pt" fo:text-shadow="1pt 1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5.8cm" svg:height="2.3cm" svg:x="9.297cm" svg:y="6.697cm">
          <text:p/>
        </draw:ellipse>
        <draw:rect draw:style-name="gr2" draw:text-style-name="P2" draw:layer="layout" svg:width="4.2cm" svg:height="1.4cm" svg:x="1.9cm" svg:y="1.9cm">
          <text:p text:style-name="P1"><text:span text:style-name="T1">Github</text:span></text:p>
        </draw:rect>
        <draw:ellipse draw:style-name="gr1" draw:text-style-name="P1" draw:layer="layout" svg:width="5.8cm" svg:height="2.3cm" svg:x="1.2cm" svg:y="3.5cm">
          <text:p/>
        </draw:ellipse>
        <draw:rect draw:style-name="gr2" draw:text-style-name="P2" draw:layer="layout" svg:width="4.2cm" svg:height="1.4cm" svg:x="9.999cm" svg:y="1.899cm">
          <text:p text:style-name="P1"><text:span text:style-name="T1">CI-Server</text:span></text:p>
        </draw:rect>
        <draw:ellipse draw:style-name="gr1" draw:text-style-name="P1" draw:layer="layout" svg:width="5.8cm" svg:height="2.3cm" svg:x="9.299cm" svg:y="3.499cm">
          <text:p/>
        </draw:ellipse>
        <draw:ellipse draw:style-name="gr1" draw:text-style-name="P1" draw:layer="layout" svg:width="5.8cm" svg:height="2.3cm" svg:x="9.298cm" svg:y="9.798cm">
          <text:p/>
        </draw:ellipse>
        <draw:rect draw:style-name="gr2" draw:text-style-name="P2" draw:layer="layout" svg:width="4.2cm" svg:height="1.4cm" svg:x="18.098cm" svg:y="1.899cm">
          <text:p text:style-name="P1"><text:span text:style-name="T1">Entwickler</text:span></text:p>
        </draw:rect>
        <draw:ellipse draw:style-name="gr1" draw:text-style-name="P1" draw:layer="layout" svg:width="5.8cm" svg:height="2.3cm" svg:x="17.397cm" svg:y="9.798cm">
          <text:p/>
        </draw:ellipse>
        <draw:frame draw:style-name="gr3" draw:text-style-name="P3" draw:layer="layout" svg:width="3.313cm" svg:height="0.963cm" svg:x="2.601cm" svg:y="4cm">
          <draw:text-box>
            <text:p><text:span text:style-name="T2">MyProject</text:span></text:p>
          </draw:text-box>
        </draw:frame>
        <draw:frame draw:style-name="gr4" draw:text-style-name="P3" draw:layer="layout" svg:width="1.806cm" svg:height="0.963cm" svg:x="11.302cm" svg:y="3.5cm">
          <draw:text-box>
            <text:p><text:span text:style-name="T2">Beta</text:span></text:p>
          </draw:text-box>
        </draw:frame>
        <draw:frame draw:style-name="gr5" draw:text-style-name="P4" xml:id="id4" draw:id="id4" draw:layer="layout" svg:width="1.442cm" svg:height="0.725cm" svg:x="11.303cm" svg:y="5.101cm">
          <draw:text-box>
            <text:p><text:span text:style-name="T3">- </text:span><text:span text:style-name="T4">dev</text:span></text:p>
          </draw:text-box>
        </draw:frame>
        <draw:frame draw:style-name="gr6" draw:text-style-name="P3" draw:layer="layout" svg:width="2.119cm" svg:height="0.963cm" svg:x="11.203cm" svg:y="10.2cm">
          <draw:text-box>
            <text:p><text:span text:style-name="T2">Alpha</text:span></text:p>
          </draw:text-box>
        </draw:frame>
        <draw:frame draw:style-name="gr7" draw:text-style-name="P4" xml:id="id2" draw:id="id2" draw:layer="layout" svg:width="2.06cm" svg:height="0.725cm" svg:x="11.204cm" svg:y="10.801cm">
          <draw:text-box>
            <text:p><text:span text:style-name="T3">- </text:span><text:span text:style-name="T4">master</text:span></text:p>
          </draw:text-box>
        </draw:frame>
        <draw:frame draw:style-name="gr8" draw:text-style-name="P3" draw:layer="layout" svg:width="2.119cm" svg:height="0.963cm" svg:x="19.204cm" svg:y="9.7cm">
          <draw:text-box>
            <text:p><text:span text:style-name="T2">Alpha</text:span></text:p>
          </draw:text-box>
        </draw:frame>
        <draw:frame draw:style-name="gr9" draw:text-style-name="P4" draw:layer="layout" svg:width="2.06cm" svg:height="1.892cm" svg:x="19.205cm" svg:y="10.301cm">
          <draw:text-box>
            <text:p><text:span text:style-name="T3">- </text:span><text:span text:style-name="T4">master</text:span></text:p>
            <text:p><text:span text:style-name="T5">- feature1</text:span></text:p>
            <text:p><text:span text:style-name="T5">- feature2</text:span></text:p>
            <text:p><text:span text:style-name="T5">- bugfix1</text:span></text:p>
          </draw:text-box>
        </draw:frame>
        <draw:line draw:style-name="gr10" draw:text-style-name="P1" draw:layer="layout" svg:x1="17.8cm" svg:y1="10.7cm" svg:x2="13.1cm" svg:y2="11.3cm">
          <text:p/>
        </draw:line>
        <draw:frame draw:style-name="gr11" draw:text-style-name="P6" xml:id="id3" draw:id="id3" draw:layer="layout" svg:width="1.797cm" svg:height="0.725cm" svg:x="11.303cm" svg:y="4.602cm">
          <draw:text-box>
            <text:p text:style-name="P5"><text:span text:style-name="T3">- </text:span><text:span text:style-name="T6">stage</text:span></text:p>
          </draw:text-box>
        </draw:frame>
        <draw:connector draw:style-name="gr12" draw:text-style-name="P1" draw:layer="layout" draw:type="curve" svg:x1="11.203cm" svg:y1="8.062cm" svg:x2="11.204cm" svg:y2="11.163cm" draw:start-shape="id1" draw:start-glue-point="3" draw:end-shape="id2" draw:end-glue-point="3" svg:d="m11203 8062c-750 0-750 3101 1 3101">
          <text:p/>
        </draw:connector>
        <draw:frame draw:style-name="gr13" draw:text-style-name="P7" draw:layer="layout" svg:width="1.277cm" svg:height="0.64cm" svg:x="9.549cm" svg:y="9.1cm">
          <draw:text-box>
            <text:p><text:span text:style-name="T7">Build</text:span></text:p>
          </draw:text-box>
        </draw:frame>
        <draw:frame draw:style-name="gr14" draw:text-style-name="P7" draw:layer="layout" svg:width="2.373cm" svg:height="0.64cm" svg:x="15.001cm" svg:y="10.3cm">
          <draw:text-box>
            <text:p><text:span text:style-name="T7">Entwicklung</text:span></text:p>
          </draw:text-box>
        </draw:frame>
        <draw:frame draw:style-name="gr7" draw:text-style-name="P4" xml:id="id5" draw:id="id5" draw:layer="layout" svg:width="2.06cm" svg:height="0.725cm" svg:x="11.303cm" svg:y="4.103cm">
          <draw:text-box>
            <text:p><text:span text:style-name="T3">- </text:span><text:span text:style-name="T8">master</text:span></text:p>
          </draw:text-box>
        </draw:frame>
        <draw:connector draw:style-name="gr12" draw:text-style-name="P1" draw:layer="layout" draw:type="curve" svg:x1="11.303cm" svg:y1="4.964cm" svg:x2="11.303cm" svg:y2="5.463cm" draw:start-shape="id3" draw:start-glue-point="3" draw:end-shape="id4" draw:end-glue-point="3" svg:d="m11303 4964c-750 0-750 499 0 499">
          <text:p/>
        </draw:connector>
        <draw:frame draw:style-name="gr15" draw:text-style-name="P7" draw:layer="layout" svg:width="2.902cm" svg:height="0.64cm" svg:x="8.001cm" svg:y="5cm">
          <draw:text-box>
            <text:p><text:span text:style-name="T7">Integrationstest</text:span></text:p>
          </draw:text-box>
        </draw:frame>
        <draw:connector draw:style-name="gr12" draw:text-style-name="P1" draw:layer="layout" draw:type="curve" svg:x1="13.363cm" svg:y1="4.465cm" svg:x2="13.1cm" svg:y2="4.964cm" draw:start-shape="id5" draw:start-glue-point="1" draw:end-shape="id3" draw:end-glue-point="1" svg:d="m13363 4465c750 0 881 499-263 499">
          <text:p/>
        </draw:connector>
        <draw:frame draw:style-name="gr16" draw:text-style-name="P7" draw:layer="layout" svg:width="2.238cm" svg:height="0.64cm" svg:x="13.801cm" svg:y="4.5cm">
          <draw:text-box>
            <text:p><text:span text:style-name="T7">Systemtest</text:span></text:p>
          </draw:text-box>
        </draw:frame>
        <draw:connector draw:style-name="gr12" draw:text-style-name="P1" draw:layer="layout" draw:type="curve" svg:x1="5.063cm" svg:y1="4.966cm" svg:x2="11.303cm" svg:y2="4.465cm" draw:start-shape="id6" draw:end-shape="id5" draw:end-glue-point="3" svg:d="m5063 4966c4680 0 1560-501 6240-501">
          <text:p/>
        </draw:connector>
        <draw:frame draw:style-name="gr17" draw:text-style-name="P4" xml:id="id6" draw:id="id6" draw:layer="layout" svg:width="2.06cm" svg:height="0.725cm" svg:x="3.003cm" svg:y="4.604cm">
          <draw:text-box>
            <text:p><text:span text:style-name="T3">- </text:span><text:span text:style-name="T8">master</text:span></text:p>
          </draw:text-box>
        </draw:frame>
        <draw:frame draw:style-name="gr18" draw:text-style-name="P7" draw:layer="layout" svg:width="2.699cm" svg:height="0.64cm" svg:x="6.801cm" svg:y="4cm">
          <draw:text-box>
            <text:p><text:span text:style-name="T7">Akzeptanztest</text:span></text:p>
          </draw:text-box>
        </draw:frame>
        <draw:frame draw:style-name="gr19" draw:text-style-name="P3" draw:layer="layout" svg:width="2.581cm" svg:height="0.963cm" svg:x="11.202cm" svg:y="7.099cm">
          <draw:text-box>
            <text:p><text:span text:style-name="T2">Omega</text:span></text:p>
          </draw:text-box>
        </draw:frame>
        <draw:frame draw:style-name="gr20" draw:text-style-name="P4" xml:id="id1" draw:id="id1" draw:layer="layout" svg:width="2.06cm" svg:height="0.725cm" svg:x="11.203cm" svg:y="7.7cm">
          <draw:text-box>
            <text:p><text:span text:style-name="T3">- </text:span><text:span text:style-name="T4">master</text:span></text:p>
          </draw:text-box>
        </draw:frame>
        <draw:connector draw:style-name="gr12" draw:text-style-name="P1" draw:layer="layout" draw:type="curve" svg:x1="12.745cm" svg:y1="5.463cm" svg:x2="13.263cm" svg:y2="8.062cm" draw:start-shape="id4" draw:start-glue-point="1" draw:end-shape="id1" draw:end-glue-point="1" svg:d="m12745 5463c1527 0 1268 2599 518 2599">
          <text:p/>
        </draw:connector>
        <draw:frame draw:style-name="gr21" draw:text-style-name="P7" draw:layer="layout" svg:width="1.692cm" svg:height="0.64cm" svg:x="13.7cm" svg:y="6.16cm">
          <draw:text-box>
            <text:p><text:span text:style-name="T7">Unitt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7T12:19:59.07</meta:creation-date>
    <dc:date>2013-08-09T12:00:38.20</dc:date>
    <meta:editing-duration>PT2H42M7S</meta:editing-duration>
    <meta:editing-cycles>8</meta:editing-cycles>
    <meta:generator>OpenOffice.org/3.4.1$Win32 OpenOffice.org_project/341m1$Build-9593</meta:generator>
    <meta:document-statistic meta:object-count="32"/>
  </office:meta>
</office:document-meta>
</file>